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# Boxes</text:p>
          </table:table-cell>
          <table:table-cell office:value-type="string">
            <text:p># Layers</text:p>
          </table:table-cell>
          <table:table-cell office:value-type="string">
            <text:p>Order File</text:p>
          </table:table-cell>
          <table:table-cell office:value-type="string">
            <text:p>Score</text:p>
          </table:table-cell>
          <table:table-cell office:value-type="string">
            <text:p>DE Score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3.9336876403">
            <text:p>93.9336876403</text:p>
          </table:table-cell>
          <table:table-cell office:value-type="float" office:value="93.9236912754">
            <text:p>93.923691275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2">
            <text:p>2</text:p>
          </table:table-cell>
          <table:table-cell office:value-type="float" office:value="90.1562896849">
            <text:p>90.1562896849</text:p>
          </table:table-cell>
          <table:table-cell office:value-type="float" office:value="88.2697222222">
            <text:p>88.269722222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3">
            <text:p>3</text:p>
          </table:table-cell>
          <table:table-cell office:value-type="float" office:value="95.6586797015">
            <text:p>95.6586797015</text:p>
          </table:table-cell>
          <table:table-cell office:value-type="float" office:value="95.4012339625">
            <text:p>95.4012339625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44.131748953">
            <text:p>44.131748953</text:p>
          </table:table-cell>
          <table:table-cell office:value-type="float" office:value="78.8636623582">
            <text:p>78.8636623582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81.7941621954">
            <text:p>81.7941621954</text:p>
          </table:table-cell>
          <table:table-cell office:value-type="float" office:value="85.9924501051">
            <text:p>85.99245010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1">00/00/0000</text:date>, <text:time style:data-style-name="N2" text:time-value="0000-00-00T16:01:1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17:17:38</meta:creation-date>
    <dc:date>2013-02-21T16:40:19</dc:date>
    <meta:editing-duration>PT3H35M15S</meta:editing-duration>
    <meta:editing-cycles>4</meta:editing-cycles>
    <meta:generator>LibreOffice/3.6$Linux_X86_64 LibreOffice_project/360m1$Build-2</meta:generator>
    <dc:creator>Ryan Kane</dc:creator>
    <meta:document-statistic meta:table-count="1" meta:cell-count="26" meta:object-count="0"/>
  </office:meta>
</office:document-meta>
</file>